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Gliederung</text:h>
      <text:list xml:id="list2040271626358207532" text:style-name="L1">
        <text:list-item>
          <text:p text:style-name="P2">Titel</text:p>
        </text:list-item>
        <text:list-item>
          <text:p text:style-name="P2">Zusammenfassung – Abstract</text:p>
        </text:list-item>
        <text:list-item>
          <text:p text:style-name="P2">Eidesstattliche Erklärung</text:p>
        </text:list-item>
        <text:list-item text:start-value="1">
          <text:p text:style-name="P2">Einleitung</text:p>
          <text:list>
            <text:list-item>
              <text:p text:style-name="P2">Thema und Kontext/Motivaton</text:p>
            </text:list-item>
          </text:list>
        </text:list-item>
      </text:list>
      <text:list xml:id="list878458873178435066" text:style-name="L2">
        <text:list-item>
          <text:list>
            <text:list-item>
              <text:p text:style-name="P3">Heranführen an das Thema</text:p>
            </text:list-item>
            <text:list-item>
              <text:p text:style-name="P3">Interesse wecken / Wichtigkeit hervorheben.</text:p>
            </text:list-item>
            <text:list-item>
              <text:p text:style-name="P3">Einordnung der Arbeit in den Kontext</text:p>
            </text:list-item>
          </text:list>
        </text:list-item>
      </text:list>
      <text:list xml:id="list27389934" text:continue-list="list2040271626358207532" text:style-name="L1">
        <text:list-item>
          <text:list>
            <text:list-item>
              <text:p text:style-name="P2">Zielgruppe</text:p>
            </text:list-item>
            <text:list-item>
              <text:p text:style-name="P2">Glossar/Erklärung zu <text:span text:style-name="T1">Fachwörtern</text:span></text:p>
            </text:list-item>
            <text:list-item>
              <text:p text:style-name="P2">Ziel der Arbeit</text:p>
              <text:list>
                <text:list-item>
                  <text:p text:style-name="P2">Was ist das Problem</text:p>
                </text:list-item>
                <text:list-item>
                  <text:p text:style-name="P2">Warum ist das ein Problem</text:p>
                </text:list-item>
                <text:list-item>
                  <text:p text:style-name="P2">Was ist <text:span text:style-name="T1">nicht</text:span><text:span text:style-name="T2"> das Problem/Was wird mit der Arbeit </text:span><text:span text:style-name="T1">nicht</text:span><text:span text:style-name="T2"> gelöst</text:span></text:p>
                </text:list-item>
              </text:list>
            </text:list-item>
            <text:list-item>
              <text:p text:style-name="P2">Aufbau der Arbeit</text:p>
              <text:list>
                <text:list-item>
                  <text:p text:style-name="P2">Grafik</text:p>
                </text:list-item>
                <text:list-item>
                  <text:p text:style-name="P2">Anmerkung zur Gestaltung der Arbeit</text:p>
                </text:list-item>
              </text:list>
            </text:list-item>
            <text:list-item>
              <text:p text:style-name="P2">Wichtige verwendete Quellen und deren Beitrag zum Thema</text:p>
            </text:list-item>
          </text:list>
        </text:list-item>
        <text:list-item>
          <text:p text:style-name="P2">Grundlagen/Hintergrund der Arbeit</text:p>
          <text:list>
            <text:list-item>
              <text:p text:style-name="P2">Vorbedingungen an die zurückzuliefernde Trajektorie</text:p>
            </text:list-item>
            <text:list-item>
              <text:p text:style-name="P2">Verwendete grundlegende Algorithmen</text:p>
              <text:list>
                <text:list-item>
                  <text:p text:style-name="P2">RRT</text:p>
                </text:list-item>
                <text:list-item>
                  <text:p text:style-name="P2">RRT*</text:p>
                </text:list-item>
                <text:list-item>
                  <text:p text:style-name="P2">RRT*-Smart</text:p>
                </text:list-item>
              </text:list>
            </text:list-item>
            <text:list-item>
              <text:p text:style-name="P2">Vorgehen bei der Umsetzung</text:p>
              <text:list>
                <text:list-item>
                  <text:p text:style-name="P2">Gewählter Lösungsansatz, Alternativen, Abwägungen</text:p>
                </text:list-item>
              </text:list>
            </text:list-item>
            <text:list-item>
              <text:p text:style-name="P2">Begriffserklärungen</text:p>
            </text:list-item>
          </text:list>
        </text:list-item>
        <text:list-item>
          <text:p text:style-name="P2">Umsetzung</text:p>
          <text:list>
            <text:list-item>
              <text:p text:style-name="P2">ROSCORE</text:p>
              <text:list>
                <text:list-item>
                  <text:p text:style-name="P2">Softwarearchitektur</text:p>
                </text:list-item>
                <text:list-item>
                  <text:p text:style-name="P2">APIs</text:p>
                </text:list-item>
              </text:list>
            </text:list-item>
            <text:list-item>
              <text:p text:style-name="P2">Algorithmen – zentrale Elemente der Software</text:p>
              <text:list>
                <text:list-item>
                  <text:p text:style-name="P2">Benutzeroberfläche – GUI</text:p>
                </text:list-item>
                <text:list-item>
                  <text:p text:style-name="P2">Zentraler Quellcode</text:p>
                </text:list-item>
              </text:list>
            </text:list-item>
            <text:list-item>
              <text:p text:style-name="P2">Dokumentation der Durchführung und entstandener Artefakte</text:p>
            </text:list-item>
            <text:list-item>
              <text:p text:style-name="P2"><text:soft-page-break/>Verwendete Metriken</text:p>
            </text:list-item>
            <text:list-item>
              <text:p text:style-name="P2">Beschreibung besonderer Schwierigkeiten und wie diese umgangen wurden</text:p>
            </text:list-item>
            <text:list-item>
              <text:p text:style-name="P2">(Evaluation – nur wenn ich dazu Zeit hab)</text:p>
              <text:list>
                <text:list-item>
                  <text:p text:style-name="P2">Tests und Testdatensätze für die Software</text:p>
                </text:list-item>
                <text:list-item>
                  <text:p text:style-name="P2">Korrektheitsbeweise der Software</text:p>
                </text:list-item>
              </text:list>
            </text:list-item>
          </text:list>
        </text:list-item>
        <text:list-item>
          <text:p text:style-name="P2">Auswertung und Vergleich</text:p>
          <text:list>
            <text:list-item>
              <text:p text:style-name="P2">Präsentation verschiedener Varianten und deren Erfolg</text:p>
            </text:list-item>
            <text:list-item>
              <text:p text:style-name="P2">Grafiken</text:p>
            </text:list-item>
            <text:list-item>
              <text:p text:style-name="P2">Kontext zu anderen Arbeiten</text:p>
            </text:list-item>
            <text:list-item>
              <text:p text:style-name="P2">Evaluation der Arbeitsweise</text:p>
            </text:list-item>
          </text:list>
        </text:list-item>
        <text:list-item>
          <text:p text:style-name="P2">Fazit und Bewertung</text:p>
          <text:list>
            <text:list-item>
              <text:p text:style-name="P2">Ziel der Arbeit und zentrale Ergebnisse</text:p>
            </text:list-item>
            <text:list-item>
              <text:p text:style-name="P2">Ausblick</text:p>
            </text:list-item>
            <text:list-item>
              <text:p text:style-name="P2">Bedeutung</text:p>
            </text:list-item>
            <text:list-item>
              <text:p text:style-name="P2">Weiterführende Arbeiten/aufgetretene Probleme und deren Lösung</text:p>
            </text:list-item>
          </text:list>
        </text:list-item>
        <text:list-item>
          <text:p text:style-name="P2">Literaturliste und Quellenverzeichn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07T12:56:33.24</meta:creation-date>
    <dc:date>2018-04-18T07:20:21.98</dc:date>
    <meta:editing-duration>P10DT1H22M47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2" meta:paragraph-count="52" meta:word-count="229" meta:character-count="1665"/>
  </office:meta>
</office:document-meta>
</file>